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98f4c" style:font-size-asian="12.25pt" style:font-size-complex="14pt"/>
    </style:style>
    <style:style style:name="P2" style:family="paragraph" style:parent-style-name="Standard">
      <style:text-properties officeooo:paragraph-rsid="00098f4c"/>
    </style:style>
    <style:style style:name="P3" style:family="paragraph" style:parent-style-name="Standard">
      <style:text-properties fo:font-size="12pt" officeooo:paragraph-rsid="00098f4c" style:font-size-asian="12pt" style:font-size-complex="12pt"/>
    </style:style>
    <style:style style:name="P4" style:family="paragraph" style:parent-style-name="Standard" style:list-style-name="L2">
      <style:text-properties fo:font-size="12pt" officeooo:paragraph-rsid="00098f4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098f4c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officeooo:paragraph-rsid="00098f4c" style:font-size-asian="16pt" style:font-size-complex="16pt"/>
    </style:style>
    <style:style style:name="P7" style:family="paragraph" style:parent-style-name="Standard">
      <style:text-properties fo:font-size="13pt" officeooo:paragraph-rsid="00098f4c" style:font-size-asian="13pt" style:font-size-complex="13pt"/>
    </style:style>
    <style:style style:name="P8" style:family="paragraph" style:parent-style-name="Standard" style:list-style-name="L4">
      <style:text-properties fo:font-size="13pt" officeooo:paragraph-rsid="00098f4c" style:font-size-asian="13pt" style:font-size-complex="13pt"/>
    </style:style>
    <style:style style:name="P9" style:family="paragraph" style:parent-style-name="Standard" style:list-style-name="L2">
      <style:text-properties officeooo:paragraph-rsid="00098f4c"/>
    </style:style>
    <style:style style:name="P10" style:family="paragraph" style:parent-style-name="Standard" style:list-style-name="L3">
      <style:text-properties officeooo:paragraph-rsid="00098f4c"/>
    </style:style>
    <style:style style:name="P11" style:family="paragraph" style:parent-style-name="Standard" style:list-style-name="L5">
      <style:text-properties officeooo:paragraph-rsid="00098f4c"/>
    </style:style>
    <style:style style:name="T1" style:family="text">
      <style:text-properties officeooo:rsid="00098f4c"/>
    </style:style>
    <style:style style:name="T2" style:family="text">
      <style:text-properties fo:font-size="12pt" officeooo:rsid="00098f4c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Ideia</text:span></text:p>
      <text:p text:style-name="P6"><text:span text:style-name="T1"/></text:p>
      <text:p text:style-name="P7"><text:span text:style-name="T1">Nome do arquivo: testep2p.txt &gt;= 300mb</text:span></text:p>
      <text:p text:style-name="P7"><text:span text:style-name="T1">Title: Biologia</text:span></text:p>
      <text:p text:style-name="P7"><text:span text:style-name="T1">Subject: O segredo dos pássaros</text:span></text:p>
      <text:p text:style-name="P7"><text:span text:style-name="T1">Date: 20/05/2015 10:30</text:span></text:p>
      <text:p text:style-name="P7"><text:span text:style-name="T2"/></text:p>
      <text:list xml:id="list1329075882" text:style-name="L4">
        <text:list-item>
          <text:p text:style-name="P8"><text:span text:style-name="T2">Quebrar o arquivo em pedaços de 256K.</text:span></text:p>
        </text:list-item>
      </text:list>
      <text:list xml:id="list2183521414" text:style-name="L2">
        <text:list-item>
          <text:list>
            <text:list-item>
              <text:p text:style-name="P4"><text:span text:style-name="T1">Cada parte do arquivo principal recebe o nome do arquivo mais a extensão .partX.</text:span></text:p>
              <text:list>
                <text:list-item>
                  <text:list>
                    <text:list-header>
                      <text:p text:style-name="P9"><text:span text:style-name="T2">Ex: testep2p.txt.part1; <text:s/>testep2p.txt.part2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1602693247" text:style-name="L3">
        <text:list-item>
          <text:list>
            <text:list-item>
              <text:p text:style-name="P10"><text:span text:style-name="T2">Gerar a hash de cada pedaço e distribuir na rede.</text:span></text:p>
              <text:p text:style-name="P10"><text:span text:style-name="T2"/></text:p>
            </text:list-item>
          </text:list>
        </text:list-item>
      </text:list>
      <text:list xml:id="list776218012" text:style-name="L5">
        <text:list-item>
          <text:p text:style-name="P11"><text:span text:style-name="T2">Gerar um arquivo principal com a extensão .main, contendo como conteúdo as hash de cada um dos pedaços.</text:span></text:p>
          <text:p text:style-name="P11"><text:span text:style-name="T2">2.1) <text:s text:c="9"/>Gerar a hash desse arquivo .main e jogar na rede.</text:span></text:p>
          <text:p text:style-name="P11"><text:span text:style-name="T2"/></text:p>
        </text:list-item>
        <text:list-item>
          <text:p text:style-name="P11"><text:span text:style-name="T2">Criar um arquivo cujo nome será o título do arquivo testep2p.txt.</text:span></text:p>
          <text:p text:style-name="P11"><text:span text:style-name="T2">3.1) <text:s text:c="9"/>O conteúdo desse arquivo será a hash do arquivo .main.</text:span></text:p>
          <text:p text:style-name="P11"><text:span text:style-name="T2">3.2) <text:s text:c="9"/>Gerar hash do nome desse arquivo criado e jogá-lo na rede.</text:span></text:p>
          <text:p text:style-name="P11"><text:span text:style-name="T2"/></text:p>
        </text:list-item>
        <text:list-item>
          <text:p text:style-name="P11"><text:span text:style-name="T2">Seguir os passo 3.* para o subject e o Date.</text:span></text:p>
        </text:list-item>
      </text:list>
      <text:p text:style-name="P2"><text:span text:style-name="T2"/></text:p>
      <text:p text:style-name="P3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GER DUARTE</meta:initial-creator>
    <meta:creation-date>2011-05-19T16:27:32</meta:creation-date>
    <meta:document-statistic meta:table-count="0" meta:image-count="0" meta:object-count="0" meta:page-count="1" meta:paragraph-count="15" meta:word-count="130" meta:character-count="751"/>
    <dc:date>2011-05-19T16:39:23</dc:date>
    <dc:creator>ROGER DUARTE</dc:creator>
    <meta:editing-duration>PT00H11M53S</meta:editing-duration>
    <meta:editing-cycles>1</meta:editing-cycles>
    <meta:generator>BrOffice.org/3.2$Unix OpenOffice.org_project/320m19$Build-9505</meta:generator>
  </office:meta>
</office:document-meta>
</file>